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CEC000009B16D3849F3A43CBBBC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Cloud → “La nube”</text:p>
          </draw:text-box>
        </draw:frame>
        <draw:frame presentation:style-name="pr2" draw:text-style-name="P1" draw:layer="layout" svg:width="25.2cm" svg:height="12.179cm" svg:x="1.4cm" svg:y="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Cloud → “La nube”</text:p>
          </draw:text-box>
        </draw:frame>
        <draw:frame presentation:style-name="pr2" draw:text-style-name="P1" draw:layer="layout" svg:width="25.2cm" svg:height="12.179cm" svg:x="1.4cm" svg:y="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Cloud → “La nube”</text:p>
          </draw:text-box>
        </draw:frame>
        <draw:frame presentation:style-name="pr2" draw:text-style-name="P1" draw:layer="layout" svg:width="25.2cm" svg:height="12.179cm" svg:x="1.4cm" svg:y="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Privado vs. público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Privado</text:p>
                <text:list>
                  <text:list-item>
                    <text:p>El hardware pertenece a la institución/compañia que implementa la nube. </text:p>
                  </text:list-item>
                  <text:list-item>
                    <text:p>Más seguro. Todo está en la intranet, protegido (firewall).</text:p>
                  </text:list-item>
                  <text:list-item>
                    <text:p>Muy costoso. </text:p>
                  </text:list-item>
                </text:list>
              </text:list-item>
              <text:list-item>
                <text:p>Público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DevOp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Admin in a cloud env. → DevOps</text:p>
              </text:list-item>
              <text:list-item>
                <text:p>Metodología de desarrollo.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6T18:39:15.167758103</meta:creation-date>
    <meta:editing-duration>PT15H29M13S</meta:editing-duration>
    <meta:editing-cycles>5</meta:editing-cycles>
    <meta:generator>LibreOffice/5.4.0.3$Linux_X86_64 LibreOffice_project/40m0$Build-3</meta:generator>
    <dc:date>2017-09-08T18:12:21.510763425</dc:date>
    <meta:document-statistic meta:object-count="4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